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1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2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37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6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7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28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.04756in, 0in, 0.04033in, 0in)" style:horizontal-rel="page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background" style:horizontal-rel="page" style:vertical-rel="paragraph" style:horizontal-pos="right" style:vertical-pos="from-top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" style:vertical-rel="paragraph" style:horizontal-pos="righ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.52099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background" style:horizontal-rel="page" style:vertical-rel="paragraph" style:horizontal-pos="right" style:vertical-pos="from-top"/>
    </style:style>
    <style:style style:family="graphic" style:name="a5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31" style:parent-style-name="Graphics">
      <style:graphic-properties fo:border="0.01042in none" fo:background-color="transparent" style:wrap="run-through" style:run-through="background" fo:clip="rect(0.05354in, 0in, -0in, 0in)" style:horizontal-rel="page" style:vertical-rel="paragraph" style:horizontal-pos="right" style:vertical-pos="from-top"/>
    </style:style>
    <style:style style:family="graphic" style:name="a3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34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35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<draw:frame draw:z-index="251672576" draw:style-name="a0" draw:name="Picture 1" text:anchor-type="paragraph" svg:x="0in" svg:y="0.10764in" svg:width="1.52569in" svg:height="0.38492in" style:rel-width="scale" style:rel-height="scale"><draw:image xlink:href="media/image1.png" xlink:type="simple" xlink:show="embed" xlink:actuate="onLoad"/><svg:title/><svg:desc>A number of letters and numbers

Description automatically generated with medium confidence</svg:desc></draw:frame><draw:frame draw:z-index="251693056" draw:style-name="a1" draw:name="Picture 1" text:anchor-type="paragraph" svg:x="-0.95139in" svg:y="0.17361in" svg:width="2.08476in" svg:height="1.37131in" style:rel-width="scale" style:rel-height="scale"><draw:image xlink:href="media/image2.png" xlink:type="simple" xlink:show="embed" xlink:actuate="onLoad"/><svg:title/><svg:desc>A white background with black text

Description automatically generated</svg:desc></draw:frame><draw:frame draw:z-index="251664384" draw:style-name="a2" draw:name="Picture 1" text:anchor-type="paragraph" svg:x="1.97222in" svg:y="0.19444in" svg:width="4.02014in" svg:height="0.9375in" style:rel-width="scale" style:rel-height="scale"><draw:image xlink:href="media/image3.png" xlink:type="simple" xlink:show="embed" xlink:actuate="onLoad"/><svg:title/><svg:desc>A white background with black text

Description automatically generated</svg:desc></draw:frame><draw:frame draw:z-index="251678720" draw:style-name="a3" draw:name="Picture 1" text:anchor-type="paragraph" svg:x="2.91078in" svg:y="-0.44968in" svg:width="1.85189in" svg:height="0.68439in" style:rel-width="scale" style:rel-height="scale"><draw:image xlink:href="media/image4.png" xlink:type="simple" xlink:show="embed" xlink:actuate="onLoad"/><svg:title/><svg:desc>A computer screen shot of a code

Description automatically generated</svg:desc></draw:frame><draw:frame draw:z-index="251679744" draw:style-name="a4" draw:name="Picture 1" text:anchor-type="paragraph" svg:x="0in" svg:y="-0.61924in" svg:width="1.00743in" svg:height="0.41976in" style:rel-width="scale" style:rel-height="scale"><draw:image xlink:href="media/image5.png" xlink:type="simple" xlink:show="embed" xlink:actuate="onLoad"/><svg:title/><svg:desc>A line with blue and orange lines

Description automatically generated</svg:desc></draw:frame><draw:frame draw:z-index="251680768" draw:style-name="a5" draw:name="Picture 1" text:anchor-type="paragraph" svg:x="5.46468in" svg:y="-1.14126in" svg:width="3.17326in" svg:height="0.52616in" style:rel-width="scale" style:rel-height="scale"><draw:image xlink:href="media/image6.png" xlink:type="simple" xlink:show="embed" xlink:actuate="onLoad"/><svg:title/><svg:desc>A close up of a white background

Description automatically generated</svg:desc></draw:frame><draw:frame draw:z-index="251658240" draw:style-name="a6" draw:name="Picture 1" text:anchor-type="paragraph" svg:x="2.00225in" svg:y="-0.98654in" svg:width="2.52083in" svg:height="0.60988in" style:rel-width="scale" style:rel-height="scale"><draw:image xlink:href="media/image7.png" xlink:type="simple" xlink:show="embed" xlink:actuate="onLoad"/><svg:title/><svg:desc>A math symbols with numbers and symbols

Description automatically generated</svg:desc></draw:frame><draw:frame draw:z-index="251659264" draw:style-name="a7" draw:name="Picture 1" text:anchor-type="paragraph" svg:x="-0.99253in" svg:y="-0.19966in" svg:width="2.90625in" svg:height="0.41528in" style:rel-width="scale" style:rel-height="scale"><draw:image xlink:href="media/image8.png" xlink:type="simple" xlink:show="embed" xlink:actuate="onLoad"/><svg:title/><svg:desc>A close up of a text</svg:desc></draw:frame><draw:frame draw:z-index="251663360" draw:style-name="a8" draw:name="Picture 1" text:anchor-type="paragraph" svg:x="1.51557in" svg:y="-0.80013in" svg:width="0.60417in" svg:height="0.37005in" style:rel-width="scale" style:rel-height="scale"><draw:image xlink:href="media/image9.png" xlink:type="simple" xlink:show="embed" xlink:actuate="onLoad"/><svg:title/><svg:desc/></draw:frame><draw:frame draw:z-index="251662336" draw:style-name="a9" draw:name="Picture 1" text:anchor-type="paragraph" svg:x="-0.15776in" svg:y="-1.17955in" svg:width="3.10294in" svg:height="1in" style:rel-width="scale" style:rel-height="scale"><draw:image xlink:href="media/image10.png" xlink:type="simple" xlink:show="embed" xlink:actuate="onLoad"/><svg:title/><svg:desc>A white background with black text

Description automatically generated</svg:desc></draw:frame></text:p>
      <text:p text:style-name="Normal"><draw:frame draw:z-index="251675648" draw:style-name="a10" draw:name="Picture 1" text:anchor-type="paragraph" svg:x="4.97708in" svg:y="0.29028in" svg:width="2.94328in" svg:height="0.1487in" style:rel-width="scale" style:rel-height="scale"><draw:image xlink:href="media/image11.png" xlink:type="simple" xlink:show="embed" xlink:actuate="onLoad"/><svg:title/><svg:desc/></draw:frame><draw:frame draw:z-index="251673600" draw:style-name="a11" draw:name="Picture 1" text:anchor-type="paragraph" svg:x="3.89467in" svg:y="0.14167in" svg:width="2.41667in" svg:height="0.13942in" style:rel-width="scale" style:rel-height="scale"><draw:image xlink:href="media/image12.png" xlink:type="simple" xlink:show="embed" xlink:actuate="onLoad"/><svg:title/><svg:desc/></draw:frame></text:p>
      <text:p text:style-name="Normal"><draw:frame draw:z-index="251699200" draw:style-name="a12" draw:name="Picture 1" text:anchor-type="paragraph" svg:x="-0.23611in" svg:y="6.25556in" svg:width="3.15278in" svg:height="2.78024in" style:rel-width="scale" style:rel-height="scale"><draw:image xlink:href="media/image13.png" xlink:type="simple" xlink:show="embed" xlink:actuate="onLoad"/><svg:title/><svg:desc>A screenshot of a computer program

Description automatically generated</svg:desc></draw:frame><draw:frame draw:z-index="251698176" draw:style-name="a13" draw:transform="translate(-1.40972in -0.32863in) rotate(-4.71239) translate(-0.58472in 6.98697in)" draw:name="Picture 1" text:anchor-type="paragraph" svg:width="2.81944in" svg:height="0.65727in" style:rel-width="scale" style:rel-height="scale"><draw:image xlink:href="media/image14.png" xlink:type="simple" xlink:show="embed" xlink:actuate="onLoad"/><svg:title/><svg:desc>A white background with black text

Description automatically generated</svg:desc></draw:frame><draw:frame draw:z-index="251695104" draw:style-name="a14" draw:name="Picture 1" text:anchor-type="paragraph" svg:x="-0.98611in" svg:y="2.91736in" svg:width="3.33769in" svg:height="0.47264in" style:rel-width="scale" style:rel-height="scale"><draw:image xlink:href="media/image15.png" xlink:type="simple" xlink:show="embed" xlink:actuate="onLoad"/><svg:title/><svg:desc>A close up of black text

Description automatically generated</svg:desc></draw:frame><draw:frame draw:z-index="251694080" draw:style-name="a15" draw:name="Picture 1" text:anchor-type="paragraph" svg:x="0.07639in" svg:y="2.22292in" svg:width="4.00694in" svg:height="0.60732in" style:rel-width="scale" style:rel-height="scale"><draw:image xlink:href="media/image16.png" xlink:type="simple" xlink:show="embed" xlink:actuate="onLoad"/><svg:title/><svg:desc>A white background with black text

Description automatically generated</svg:desc></draw:frame><draw:frame draw:z-index="251697152" draw:style-name="a16" draw:name="Picture 1" text:anchor-type="paragraph" svg:x="-0.98611in" svg:y="1.32014in" svg:width="3.33801in" svg:height="0.5709in" style:rel-width="scale" style:rel-height="scale"><draw:image xlink:href="media/image17.png" xlink:type="simple" xlink:show="embed" xlink:actuate="onLoad"/><svg:title/><svg:desc>A close up of text

Description automatically generated</svg:desc></draw:frame><draw:frame draw:z-index="251696128" draw:style-name="a17" draw:name="Picture 1" text:anchor-type="paragraph" svg:x="-0.99306in" svg:y="0.91736in" svg:width="3.49058in" svg:height="0.40346in" style:rel-width="scale" style:rel-height="scale"><draw:image xlink:href="media/image18.png" xlink:type="simple" xlink:show="embed" xlink:actuate="onLoad"/><svg:title/><svg:desc>A close up of black text

Description automatically generated</svg:desc></draw:frame><draw:frame draw:z-index="251682816" draw:style-name="a18" draw:name="Picture 1" text:anchor-type="paragraph" svg:x="3.65972in" svg:y="1.41736in" svg:width="1.69792in" svg:height="0.17708in" style:rel-width="scale" style:rel-height="scale"><draw:image xlink:href="media/image19.png" xlink:type="simple" xlink:show="embed" xlink:actuate="onLoad"/><svg:title/><svg:desc/></draw:frame><draw:frame draw:z-index="251668480" draw:style-name="a19" draw:name="Picture 1" text:anchor-type="paragraph" svg:x="0in" svg:y="0.50764in" svg:width="5.24902in" svg:height="2.85556in" style:rel-width="scale" style:rel-height="scale"><draw:image xlink:href="media/image20.png" xlink:type="simple" xlink:show="embed" xlink:actuate="onLoad"/><svg:title/><svg:desc>A math equations on a white background

Description automatically generated</svg:desc></draw:frame><draw:frame draw:z-index="251692032" draw:style-name="a20" draw:name="Picture 1" text:anchor-type="paragraph" svg:x="3.36111in" svg:y="7.57014in" svg:width="4.13409in" svg:height="1.48611in" style:rel-width="scale" style:rel-height="scale"><draw:image xlink:href="media/image21.png" xlink:type="simple" xlink:show="embed" xlink:actuate="onLoad"/><svg:title/><svg:desc>A text on a page

Description automatically generated</svg:desc></draw:frame><draw:frame draw:z-index="251691008" draw:style-name="a21" draw:name="Picture 1" text:anchor-type="paragraph" svg:x="3.3375in" svg:y="6.56042in" svg:width="4.12005in" svg:height="0.98611in" style:rel-width="scale" style:rel-height="scale"><draw:image xlink:href="media/image22.png" xlink:type="simple" xlink:show="embed" xlink:actuate="onLoad"/><svg:title/><svg:desc>A white background with black text

Description automatically generated</svg:desc></draw:frame><draw:frame draw:z-index="251689984" draw:style-name="a22" draw:name="Picture 1" text:anchor-type="paragraph" svg:x="3.24306in" svg:y="6.11875in" svg:width="1.69594in" svg:height="0.32639in" style:rel-width="scale" style:rel-height="scale"><draw:image xlink:href="media/image23.png" xlink:type="simple" xlink:show="embed" xlink:actuate="onLoad"/><svg:title/><svg:desc>A mathematical equation with numbers

Description automatically generated</svg:desc></draw:frame><draw:frame draw:z-index="251688960" draw:style-name="a23" draw:name="Picture 1" text:anchor-type="paragraph" svg:x="0.72917in" svg:y="5.47292in" svg:width="4.75959in" svg:height="0.76521in" style:rel-width="scale" style:rel-height="scale"><draw:image xlink:href="media/image24.png" xlink:type="simple" xlink:show="embed" xlink:actuate="onLoad"/><svg:title/><svg:desc>A close up of text

Description automatically generated</svg:desc></draw:frame><draw:frame draw:z-index="251687936" draw:style-name="a24" draw:name="Picture 1" text:anchor-type="paragraph" svg:x="-0.9375in" svg:y="3.41736in" svg:width="4.24479in" svg:height="2.21557in" style:rel-width="scale" style:rel-height="scale"><draw:image xlink:href="media/image25.png" xlink:type="simple" xlink:show="embed" xlink:actuate="onLoad"/><svg:title/><svg:desc>A black and white text with black text

Description automatically generated</svg:desc></draw:frame><draw:frame draw:z-index="251686912" draw:style-name="a25" draw:name="Picture 1" text:anchor-type="paragraph" svg:x="4.40278in" svg:y="4.94722in" svg:width="4.34028in" svg:height="1.61567in" style:rel-width="scale" style:rel-height="scale"><draw:image xlink:href="media/image26.png" xlink:type="simple" xlink:show="embed" xlink:actuate="onLoad"/><svg:title/><svg:desc>A math equations and numbers

Description automatically generated with medium confidence</svg:desc></draw:frame><draw:frame draw:z-index="251685888" draw:style-name="a26" draw:name="Picture 1" text:anchor-type="paragraph" svg:x="5.85139in" svg:y="4.54931in" svg:width="1.625in" svg:height="0.37917in" style:rel-width="scale" style:rel-height="scale"><draw:image xlink:href="media/image27.png" xlink:type="simple" xlink:show="embed" xlink:actuate="onLoad"/><svg:title/><svg:desc/></draw:frame><draw:frame draw:z-index="251684864" draw:style-name="a27" draw:name="Picture 1" text:anchor-type="paragraph" svg:x="7.75in" svg:y="4.23194in" svg:width="0.70694in" svg:height="0.33776in" style:rel-width="scale" style:rel-height="scale"><draw:image xlink:href="media/image28.png" xlink:type="simple" xlink:show="embed" xlink:actuate="onLoad"/><svg:title/><svg:desc/></draw:frame><draw:frame draw:z-index="251683840" draw:style-name="a28" draw:name="Picture 1" text:anchor-type="paragraph" svg:x="3.29306in" svg:y="3.50069in" svg:width="4.18568in" svg:height="1.15278in" style:rel-width="scale" style:rel-height="scale"><draw:image xlink:href="media/image29.png" xlink:type="simple" xlink:show="embed" xlink:actuate="onLoad"/><svg:title/><svg:desc>A table with numbers and symbols

Description automatically generated</svg:desc></draw:frame><draw:frame draw:z-index="251669504" draw:style-name="a29" draw:name="Picture 1" text:anchor-type="paragraph" svg:x="5.28819in" svg:y="0.89583in" svg:width="1.91667in" svg:height="0.16532in" style:rel-width="scale" style:rel-height="scale"><draw:image xlink:href="media/image30.png" xlink:type="simple" xlink:show="embed" xlink:actuate="onLoad"/><svg:title/><svg:desc/></draw:frame><draw:frame draw:z-index="251681792" draw:style-name="a30" draw:name="Picture 1" text:anchor-type="paragraph" svg:x="5.40972in" svg:y="0.35417in" svg:width="1.35417in" svg:height="0.21179in" style:rel-width="scale" style:rel-height="scale"><draw:image xlink:href="media/image31.png" xlink:type="simple" xlink:show="embed" xlink:actuate="onLoad"/><svg:title/><svg:desc/></draw:frame><draw:frame draw:z-index="251677696" draw:style-name="a31" draw:name="Picture 1" text:anchor-type="paragraph" svg:x="0in" svg:y="0.2509in" svg:width="2.75615in" svg:height="0.18372in" style:rel-width="scale" style:rel-height="scale"><draw:image xlink:href="media/image32.png" xlink:type="simple" xlink:show="embed" xlink:actuate="onLoad"/><svg:title/><svg:desc/></draw:frame><draw:frame draw:z-index="251676672" draw:style-name="a32" draw:name="Picture 1" text:anchor-type="paragraph" svg:x="5.58733in" svg:y="0.12381in" svg:width="1.97709in" svg:height="0.16105in" style:rel-width="scale" style:rel-height="scale"><draw:image xlink:href="media/image33.png" xlink:type="simple" xlink:show="embed" xlink:actuate="onLoad"/><svg:title/><svg:desc/></draw:frame><draw:frame draw:z-index="251674624" draw:style-name="a33" draw:name="Picture 1" text:anchor-type="paragraph" svg:x="6.29167in" svg:y="-0.19792in" svg:width="0.98542in" svg:height="0.20673in" style:rel-width="scale" style:rel-height="scale"><draw:image xlink:href="media/image34.png" xlink:type="simple" xlink:show="embed" xlink:actuate="onLoad"/><svg:title/><svg:desc/></draw:frame><draw:frame draw:z-index="251670528" draw:style-name="a34" draw:name="Picture 1" text:anchor-type="paragraph" svg:x="5.6875in" svg:y="-1.00556in" svg:width="0.875in" svg:height="0.54167in" style:rel-width="scale" style:rel-height="scale"><draw:image xlink:href="media/image35.png" xlink:type="simple" xlink:show="embed" xlink:actuate="onLoad"/><svg:title/><svg:desc>A number and a mathematical equation

Description automatically generated with medium confidence</svg:desc></draw:frame><draw:frame draw:z-index="251671552" draw:style-name="a35" draw:name="Picture 1" text:anchor-type="paragraph" svg:x="5.47917in" svg:y="-0.79028in" svg:width="1.22917in" svg:height="0.17208in" style:rel-width="scale" style:rel-height="scale"><draw:image xlink:href="media/image36.png" xlink:type="simple" xlink:show="embed" xlink:actuate="onLoad"/><svg:title/><svg:desc/></draw:frame><draw:frame draw:z-index="251666432" draw:style-name="a36" draw:name="Picture 1" text:anchor-type="paragraph" svg:x="5.41667in" svg:y="-0.80208in" svg:width="1.09375in" svg:height="0.18342in" style:rel-width="scale" style:rel-height="scale"><draw:image xlink:href="media/image37.png" xlink:type="simple" xlink:show="embed" xlink:actuate="onLoad"/><svg:title/><svg:desc/></draw:frame><draw:frame draw:z-index="251667456" draw:style-name="a37" draw:name="Picture 1" text:anchor-type="paragraph" svg:x="3.73889in" svg:y="-0.56111in" svg:width="0.82292in" svg:height="0.18582in" style:rel-width="scale" style:rel-height="scale"><draw:image xlink:href="media/image38.png" xlink:type="simple" xlink:show="embed" xlink:actuate="onLoad"/><svg:title/><svg:desc/></draw:frame><draw:frame draw:z-index="251665408" draw:style-name="a38" draw:name="Picture 1" text:anchor-type="paragraph" svg:x="4.59375in" svg:y="-1.04167in" svg:width="1.02083in" svg:height="0.60417in" style:rel-width="scale" style:rel-height="scale"><draw:image xlink:href="media/image39.png" xlink:type="simple" xlink:show="embed" xlink:actuate="onLoad"/><svg:title/><svg:desc>A number with black numbers

Description automatically generated with medium confidenc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nuel José Curral</meta:initial-creator>
    <dc:creator>Manuel José Curral</dc:creator>
    <meta:creation-date>2024-12-07T07:22:00Z</meta:creation-date>
    <dc:date>2024-12-08T07:25:00Z</dc:date>
    <meta:print-date>2024-12-07T09:39:00Z</meta:print-date>
    <meta:template xlink:href="Normal.dotm" xlink:type="simple"/>
    <meta:editing-cycles>1</meta:editing-cycles>
    <meta:editing-duration>PT85980S</meta:editing-duration>
    <meta:document-statistic meta:page-count="1" meta:paragraph-count="1" meta:word-count="6" meta:character-count="42" meta:row-count="1" meta:non-whitespace-character-count="37"/>
  </office:meta>
</office:document-meta>
</file>